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72661" officeooo:paragraph-rsid="00072661"/>
    </style:style>
    <style:style style:name="P2" style:family="paragraph" style:parent-style-name="Standard">
      <style:text-properties xmlns:officeooo="http://openoffice.org/2009/office" officeooo:rsid="0008b43c" officeooo:paragraph-rsid="0008b43c"/>
    </style:style>
    <style:style style:name="P3" style:family="paragraph" style:parent-style-name="Text_20_body">
      <style:text-properties xmlns:officeooo="http://openoffice.org/2009/office" officeooo:rsid="0008b43c" officeooo:paragraph-rsid="0008b43c"/>
    </style:style>
    <style:style style:name="T1" style:family="text">
      <style:text-properties xmlns:officeooo="http://openoffice.org/2009/office" officeooo:rsid="0008b43c"/>
    </style:style>
    <style:style style:name="T2" style:family="text">
      <style:text-properties xmlns:officeooo="http://openoffice.org/2009/office" style:text-position="super 58%" officeooo:rsid="0008b4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dZUeOsIO9mapKdAZZ9L5A=Declan Mulligan 12302297 : 3D3 Project 1 Description</text:p>
      <text:p text:style-name="P3">The aim of this project was to simulate file transfer using datagram sockets. My program creates frames, correctly calculates CRC, can repeat sending frames on corrupted/dropped packets and ends with a full and correct output file based on the file inputted by the client.</text:p>
      <text:p text:style-name="P1"/>
      <text:h text:style-name="Heading_20_1" text:outline-level="1">Client:</text:h>
      <text:p text:style-name="P1"/>
      <text:p text:style-name="P1">The algorithm for the client was as follows:</text:p>
      <text:p text:style-name="P1"><text:tab/>Check if resending</text:p>
      <text:p text:style-name="P1"><text:tab/>If you are, recreate the frame</text:p>
      <text:p text:style-name="P1"><text:tab/>If not, read in the next 8 bytes from the input file</text:p>
      <text:p text:style-name="P1"><text:tab/><text:tab/>and increment the frameID counter</text:p>
      <text:p text:style-name="P1"><text:tab/></text:p>
      <text:p text:style-name="P1"><text:tab/>Create 13 byte char* place </text:p>
      <text:p text:style-name="P1"><text:tab/>frameID (i.e. header) in [0]</text:p>
      <text:p text:style-name="P1"><text:tab/>read in payload to next 8 bytes</text:p>
      <text:p text:style-name="P1"><text:tab/>calculate CRC, split hex digits into individual bytes (through bitshifting and masking)</text:p>
      <text:p text:style-name="P1"><text:tab/><text:tab/><text:span text:style-name="T1">The bytes were transferred as themselves + 0x20. This was done as the nature of <text:tab/><text:tab/><text:tab/>char* and low numbers in ASCII having special functions led to unreliable transfer <text:tab/><text:tab/>of data. After multiple iterations, this was the best implementation we could find. </text:span></text:p>
      <text:p text:style-name="P1"><text:tab/>Run the gremlin function</text:p>
      <text:p text:style-name="P1"><text:tab/>Place in the buffer and send</text:p>
      <text:p text:style-name="P1"><text:tab/><text:span text:style-name="T1">reset resend to 1</text:span></text:p>
      <text:p text:style-name="P1"><text:tab/><text:span text:style-name="T1">Receive two bytes <text:s/>of data from the server</text:span></text:p>
      <text:p text:style-name="P1"><text:tab/><text:span text:style-name="T1">Check 2</text:span><text:span text:style-name="T2">nd</text:span><text:span text:style-name="T1"> byte, if zero resend, else move onto next 8 characters</text:span></text:p>
      <text:p text:style-name="P2"/>
      <text:h text:style-name="Heading_20_1" text:outline-level="1">Server:</text:h>
      <text:p text:style-name="P1"/>
      <text:p text:style-name="P2">The algorithm for the server was as follows:</text:p>
      <text:p text:style-name="P2"><text:tab/>Receive frame</text:p>
      <text:p text:style-name="P2"><text:tab/>Separate components and recalculate given CRC value</text:p>
      <text:p text:style-name="P2"><text:tab/>Recalculate CRC based on payload</text:p>
      <text:p text:style-name="P2"><text:tab/>Check if they match, give this info back to client</text:p>
      <text:p text:style-name="P2"><text:tab/>If they match, increment the loop counter</text:p>
      <text:p text:style-name="P2"><text:tab/>loop</text:p>
      <text:p text:style-name="P2"><text:tab/></text:p>
      <text:p text:style-name="P1"/>
      <text:p text:style-name="P1"/>
      <text:p text:style-name="P1"><text:tab/></text:p>
      <text:p text:style-name="P1"/>
      <text:p text:style-name="P1"><text:tab/><text:tab/></text:p>
      <text:p text:style-name="P1"><text:tab/><text:tab/></text:p>
      <text:p text:style-name="P1"><text:tab/></text:p>
      <text:p text:style-name="P1"><text:soft-page-break/><text:tab/></text:p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creation-date>2015-02-19T12:54:23.949966974</meta:creation-date>
    <dc:date>2016-02-18T15:36:09.992Z</dc:date>
    <meta:editing-cycles>2</meta:editing-cycles>
    <meta:generator>WebODF/0.5.7-66-g25bf592 Mozilla/5.0 (Windows NT 6.1; WOW64) AppleWebKit/537.36 (KHTML, like Gecko) Chrome/48.0.2564.109 Safari/537.36</meta:generator>
    <dc:creator>Declan</dc:creator>
  </office:meta>
</office:document-meta>
</file>